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e9e8" officeooo:paragraph-rsid="0004e9e8"/>
    </style:style>
    <style:style style:name="P2" style:family="paragraph" style:parent-style-name="Standard">
      <style:text-properties officeooo:rsid="0004e9e8" officeooo:paragraph-rsid="00065fd8"/>
    </style:style>
    <style:style style:name="P3" style:family="paragraph" style:parent-style-name="Standard">
      <style:text-properties officeooo:rsid="000f3963" officeooo:paragraph-rsid="000f3963"/>
    </style:style>
    <style:style style:name="P4" style:family="paragraph" style:parent-style-name="Standard">
      <style:text-properties officeooo:rsid="0010ac28" officeooo:paragraph-rsid="0010ac28"/>
    </style:style>
    <style:style style:name="P5" style:family="paragraph" style:parent-style-name="Standard">
      <style:text-properties officeooo:rsid="00122185" officeooo:paragraph-rsid="00122185"/>
    </style:style>
    <style:style style:name="P6" style:family="paragraph" style:parent-style-name="Heading_20_2">
      <style:text-properties officeooo:rsid="000767a2" officeooo:paragraph-rsid="000767a2"/>
    </style:style>
    <style:style style:name="P7" style:family="paragraph" style:parent-style-name="Heading_20_2" style:list-style-name=""/>
    <style:style style:name="P8" style:family="paragraph" style:parent-style-name="Heading_20_2">
      <style:paragraph-properties fo:break-before="page"/>
    </style:style>
    <style:style style:name="P9" style:family="paragraph" style:parent-style-name="Heading_20_1">
      <style:paragraph-properties fo:break-before="page"/>
    </style:style>
    <style:style style:name="P10" style:family="paragraph" style:parent-style-name="Text_20_body">
      <style:text-properties officeooo:rsid="0004e9e8" officeooo:paragraph-rsid="0004e9e8"/>
    </style:style>
    <style:style style:name="P11" style:family="paragraph" style:parent-style-name="Text_20_body">
      <style:text-properties officeooo:rsid="000767a2" officeooo:paragraph-rsid="000767a2"/>
    </style:style>
    <style:style style:name="P12" style:family="paragraph">
      <style:paragraph-properties fo:text-align="center"/>
    </style:style>
    <style:style style:name="P13" style:family="paragraph">
      <loext:graphic-properties draw:fill-color="#dfcce4"/>
      <style:paragraph-properties fo:text-align="center"/>
    </style:style>
    <style:style style:name="P14"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P15" style:family="paragraph">
      <loext:graphic-properties draw:fill-color="#579835"/>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P16"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color="#89c765"/>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color="#fff200"/>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color="#c2e0ae"/>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style:style>
    <style:style style:name="P21" style:family="paragraph">
      <loext:graphic-properties draw:fill-color="#c2e0ae"/>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loext:graphic-properties draw:fill-color="#add58a"/>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23"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style:style>
    <style:style style:name="P24" style:family="paragraph">
      <loext:graphic-properties draw:fill="solid" draw:fill-color="#c2e0ae"/>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style:style>
    <style:style style:name="P25" style:family="paragraph">
      <loext:graphic-properties draw:fill-color="#59c5c7"/>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P26"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P27" style:family="paragraph">
      <loext:graphic-properties draw:fill-color="#dfcce4"/>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28" style:family="paragraph">
      <loext:graphic-properties draw:fill="solid" draw:fill-color="#ffe5ca"/>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style:style>
    <style:style style:name="P29"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30"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P31" style:family="paragraph">
      <loext:graphic-properties draw:fill="solid" draw:fill-color="#fedcc6"/>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T1" style:family="text">
      <style:text-properties officeooo:rsid="00065fd8"/>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0767a2"/>
    </style:style>
    <style:style style:name="T5" style:family="text">
      <style:text-properties officeooo:rsid="000f3963"/>
    </style:style>
    <style:style style:name="T6" style:family="text">
      <style:text-properties officeooo:rsid="0010ac28"/>
    </style:style>
    <style:style style:name="T7" style:family="text">
      <style:text-properties officeooo:rsid="00122185"/>
    </style:style>
    <style:style style:name="T8"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text-position="0% 100%" style:font-name="Liberation Serif" fo:font-size="6pt" fo:letter-spacing="normal" fo:language="en" fo:country="SG"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6pt" style:language-asian="zh" style:country-asian="CN" style:font-style-asian="italic" style:font-weight-asian="normal" style:font-name-complex="Lohit Devanagari" style:font-size-complex="6pt" style:language-complex="hi" style:country-complex="IN" style:font-style-complex="italic" style:font-weight-complex="normal" style:text-emphasize="none" style:text-scale="100%"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SG"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8pt" style:language-asian="zh" style:country-asian="CN" style:font-style-asian="italic" style:font-weight-asian="normal" style:font-name-complex="Lohit Devanagari" style:font-size-complex="8pt" style:language-complex="hi" style:country-complex="IN" style:font-style-complex="italic" style:font-weight-complex="normal" style:text-emphasize="none" style:text-scale="100%"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SG"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8pt" style:language-asian="zh" style:country-asian="CN" style:font-style-asian="italic" style:font-weight-asian="normal" style:font-name-complex="Lohit Devanagari" style:font-size-complex="8pt" style:language-complex="hi" style:country-complex="IN" style:font-style-complex="italic" style:font-weight-complex="normal" style:text-emphasize="none" style:text-scale="100%"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SG" fo:font-style="italic" fo:text-shadow="none" style:text-underline-style="none" fo:font-weight="bold" style:text-underline-mode="continuous" style:text-overline-mode="continuous" style:text-line-through-mode="continuous" style:letter-kerning="true" fo:background-color="transparent" style:font-name-asian="Noto Sans CJK SC Regular" style:font-size-asian="8pt" style:language-asian="zh" style:country-asian="CN" style:font-style-asian="italic" style:font-weight-asian="bold" style:font-name-complex="Lohit Devanagari" style:font-size-complex="8pt" style:language-complex="hi" style:country-complex="IN" style:font-style-complex="italic" style:font-weight-complex="bold" style:text-emphasize="none" style:text-scale="100%"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SG"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text-position="0% 100%" style:font-name="Liberation Serif" fo:font-size="6pt" fo:letter-spacing="normal" fo:language="en" fo:country="SG"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6pt" style:language-asian="zh" style:country-asian="CN" style:font-style-asian="italic" style:font-weight-asian="normal" style:font-name-complex="Lohit Devanagari" style:font-size-complex="6pt" style:language-complex="hi" style:country-complex="IN" style:font-style-complex="italic" style:font-weight-complex="normal" style:text-emphasize="none" style:text-scale="100%"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8pt" style:language-asian="zh" style:country-asian="CN" style:font-style-asian="normal" style:font-weight-asian="normal" style:font-name-complex="Lohit Devanagari" style:font-size-complex="8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style:style>
    <style:style style:name="gr1" style:family="graphic">
      <style:graphic-properties svg:stroke-width="0in" svg:stroke-color="#000000" draw:marker-start-width="0.139in" draw:marker-end-width="0.139in" draw:fill-color="#dfcce4" draw:textarea-horizontal-align="justify" draw:textarea-vertical-align="middle" draw:auto-grow-height="false" fo:min-height="0.3398in" fo:min-width="3.9382in" fo:padding-top="0in" fo:padding-bottom="0in" fo:padding-left="0in" fo:padding-right="0in" style:run-through="foreground" style:wrap="run-through" style:number-wrapped-paragraphs="no-limit" style:vertical-pos="from-top" style:vertical-rel="page" style:horizontal-pos="from-left" style:horizontal-rel="paragraph"/>
    </style:style>
    <style:style style:name="gr2" style:family="graphic">
      <style:graphic-properties svg:stroke-width="0.0201in" svg:stroke-color="#000000" draw:marker-start-width="0.1689in" draw:marker-end-width="0.1689in" draw:fill-color="#579835" draw:textarea-horizontal-align="justify" draw:textarea-vertical-align="top" draw:auto-grow-height="false" fo:min-height="2.0693in" fo:min-width="6.6209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201in" svg:stroke-color="#000000" draw:marker-start-width="0.1689in" draw:marker-end-width="0.1689in" draw:fill-color="#89c765" draw:textarea-horizontal-align="justify" draw:textarea-vertical-align="top" draw:auto-grow-height="false" fo:min-height="1.6283in" fo:min-width="3.7193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201in" svg:stroke-color="#000000" draw:marker-start-width="0.1689in" draw:marker-end-width="0.1689in" draw:fill-color="#89c765" draw:textarea-horizontal-align="justify" draw:textarea-vertical-align="top" draw:auto-grow-height="false" fo:min-height="1.4965in" fo:min-width="2.5028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in" svg:stroke-color="#000000" draw:marker-start-width="0.139in" draw:marker-end-width="0.139in" draw:fill-color="#fff200" draw:textarea-horizontal-align="justify" draw:textarea-vertical-align="top" draw:auto-grow-height="false" fo:min-height="0.3189in" fo:min-width="1.0602in" fo:padding-top="0in" fo:padding-bottom="0in" fo:padding-left="0in" fo:padding-right="0in"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in" svg:stroke-color="#000000" draw:marker-start-width="0.139in" draw:marker-end-width="0.139in" draw:fill-color="#c2e0ae" draw:textarea-horizontal-align="justify" draw:textarea-vertical-align="top" draw:auto-grow-height="false" fo:min-height="0.3472in" fo:min-width="1.2937in" fo:padding-top="0in" fo:padding-bottom="0in" fo:padding-left="0in" fo:padding-right="0in"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in" svg:stroke-color="#000000" draw:marker-start-width="0.139in" draw:marker-end-width="0.139in" draw:fill-color="#c2e0ae" draw:textarea-horizontal-align="justify" draw:textarea-vertical-align="top" draw:auto-grow-height="false" fo:min-height="0.3311in" fo:min-width="1.5244in" fo:padding-top="0in" fo:padding-bottom="0in" fo:padding-left="0in" fo:padding-right="0in" style:run-through="foreground" style:wrap="run-through" style:number-wrapped-paragraphs="no-limit" style:vertical-pos="from-top" style:vertical-rel="paragraph" style:horizontal-pos="from-left" style:horizontal-rel="paragraph"/>
    </style:style>
    <style:style style:name="gr8" style:family="graphic">
      <style:graphic-properties svg:stroke-width="0in" svg:stroke-color="#000000" draw:marker-start-width="0.139in" draw:marker-end-width="0.139in" draw:fill-color="#add58a" draw:textarea-horizontal-align="justify" draw:textarea-vertical-align="top" draw:auto-grow-height="false" fo:min-height="1.2957in" fo:min-width="1.9791in" fo:padding-top="0in" fo:padding-bottom="0in" fo:padding-left="0in" fo:padding-right="0in" style:run-through="foreground" style:wrap="run-through" style:number-wrapped-paragraphs="no-limit" style:vertical-pos="from-top" style:vertical-rel="paragraph" style:horizontal-pos="from-left" style:horizontal-rel="paragraph"/>
    </style:style>
    <style:style style:name="gr9" style:family="graphic">
      <style:graphic-properties draw:stroke="solid" svg:stroke-width="0in" svg:stroke-color="#000000" draw:marker-start-width="0.139in" draw:marker-end-width="0.139in" draw:fill="solid" draw:fill-color="#c2e0ae" fo:min-height="0.3917in" fo:padding-top="-0.0094in" fo:padding-bottom="-0.0094in" fo:padding-left="-0.0094in" fo:padding-right="-0.0094in" style:run-through="foreground" style:wrap="run-through" style:number-wrapped-paragraphs="no-limit" style:vertical-pos="from-top" style:vertical-rel="paragraph" style:horizontal-pos="from-left" style:horizontal-rel="paragraph"/>
    </style:style>
    <style:style style:name="gr10" style:family="graphic">
      <style:graphic-properties draw:stroke="solid" svg:stroke-width="0in" svg:stroke-color="#000000" draw:marker-start-width="0.139in" draw:marker-end-width="0.139in" draw:fill="solid" draw:fill-color="#c2e0ae" fo:min-height="0.4098in" fo:padding-top="-0.0094in" fo:padding-bottom="-0.0094in" fo:padding-left="-0.0094in" fo:padding-right="-0.0094in" style:run-through="foreground" style:wrap="run-through" style:number-wrapped-paragraphs="no-limit" style:vertical-pos="from-top" style:vertical-rel="paragraph" style:horizontal-pos="from-left" style:horizontal-rel="paragraph"/>
    </style:style>
    <style:style style:name="gr11" style:family="graphic">
      <style:graphic-properties svg:stroke-width="0in" svg:stroke-color="#000000" draw:marker-start-width="0.139in" draw:marker-end-width="0.139in" draw:fill-color="#add58a" draw:textarea-horizontal-align="justify" draw:textarea-vertical-align="top" draw:auto-grow-height="false" fo:min-height="0.3299in" fo:min-width="2.0484in" fo:padding-top="0in" fo:padding-bottom="0in" fo:padding-left="0in" fo:padding-right="0in" style:run-through="foreground" style:wrap="run-through" style:number-wrapped-paragraphs="no-limit" style:vertical-pos="from-top" style:vertical-rel="paragraph" style:horizontal-pos="from-left" style:horizontal-rel="paragraph"/>
    </style:style>
    <style:style style:name="gr12" style:family="graphic">
      <style:graphic-properties svg:stroke-width="0in" svg:stroke-color="#000000" draw:marker-start-width="0.139in" draw:marker-end-width="0.139in" draw:fill-color="#add58a" draw:textarea-horizontal-align="justify" draw:textarea-vertical-align="top" draw:auto-grow-height="false" fo:min-height="0.3299in" fo:min-width="2.0484in" fo:padding-top="0in" fo:padding-bottom="0in" fo:padding-left="0in" fo:padding-right="0in" style:run-through="foreground" style:wrap="run-through" style:number-wrapped-paragraphs="no-limit" style:vertical-pos="from-top" style:vertical-rel="paragraph" style:horizontal-pos="from-left" style:horizontal-rel="paragraph"/>
    </style:style>
    <style:style style:name="gr13" style:family="graphic">
      <style:graphic-properties draw:stroke="solid" svg:stroke-width="0in" svg:stroke-color="#000000" draw:marker-start-width="0.139in" draw:marker-end-width="0.139in" draw:fill="solid" draw:fill-color="#c2e0ae" fo:min-height="0.2516in" fo:padding-top="-0.0094in" fo:padding-bottom="-0.0094in" fo:padding-left="-0.0094in" fo:padding-right="-0.0094in" style:run-through="foreground" style:wrap="run-through" style:number-wrapped-paragraphs="no-limit" style:vertical-pos="from-top" style:vertical-rel="paragraph" style:horizontal-pos="from-left" style:horizontal-rel="paragraph"/>
    </style:style>
    <style:style style:name="gr14" style:family="graphic">
      <style:graphic-properties svg:stroke-width="0.0201in" svg:stroke-color="#000000" draw:marker-start-width="0.1689in" draw:marker-end-width="0.1689in" draw:fill-color="#59c5c7" draw:textarea-horizontal-align="justify" draw:textarea-vertical-align="top" draw:auto-grow-height="false" fo:min-height="2.1161in" fo:min-width="1.9791in" fo:padding-top="0.0098in" fo:padding-bottom="0.0098in" fo:padding-left="0.0098in" fo:padding-right="0.0098in" style:run-through="foreground" style:wrap="run-through" style:number-wrapped-paragraphs="no-limit" style:vertical-pos="from-top" style:vertical-rel="page" style:horizontal-pos="from-left" style:horizontal-rel="paragraph"/>
    </style:style>
    <style:style style:name="gr15" style:family="graphic">
      <style:graphic-properties svg:stroke-width="0.0201in" svg:stroke-color="#000000" draw:marker-start-width="0.1689in" draw:marker-end-width="0.1689in" draw:fill-color="#59c5c7" draw:textarea-horizontal-align="justify" draw:textarea-vertical-align="top" draw:auto-grow-height="false" fo:min-height="0.8535in" fo:min-width="2.3244in" fo:padding-top="0.0098in" fo:padding-bottom="0.0098in" fo:padding-left="0.0098in" fo:padding-right="0.0098in" style:run-through="foreground" style:wrap="run-through" style:number-wrapped-paragraphs="no-limit" style:vertical-pos="from-top" style:vertical-rel="page" style:horizontal-pos="from-left" style:horizontal-rel="paragraph"/>
    </style:style>
    <style:style style:name="gr16" style:family="graphic">
      <style:graphic-properties svg:stroke-width="0.0201in" svg:stroke-color="#000000" draw:marker-start-width="0.1689in" draw:marker-end-width="0.1689in" draw:fill-color="#59c5c7" draw:textarea-horizontal-align="justify" draw:textarea-vertical-align="top" draw:auto-grow-height="false" fo:min-height="0.4555in" fo:min-width="1.1201in" fo:padding-top="0.0098in" fo:padding-bottom="0.0098in" fo:padding-left="0.0098in" fo:padding-right="0.0098in" style:run-through="foreground" style:wrap="run-through" style:number-wrapped-paragraphs="no-limit" style:vertical-pos="from-top" style:vertical-rel="page" style:horizontal-pos="from-left" style:horizontal-rel="paragraph"/>
    </style:style>
    <style:style style:name="gr17" style:family="graphic">
      <style:graphic-properties svg:stroke-width="0.0201in" svg:stroke-color="#000000"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ge" style:horizontal-pos="from-left" style:horizontal-rel="paragraph"/>
    </style:style>
    <style:style style:name="gr18" style:family="graphic">
      <style:graphic-properties svg:stroke-width="0in" svg:stroke-color="#000000" draw:marker-start-width="0.139in" draw:marker-end-width="0.139in" draw:fill-color="#dfcce4" draw:textarea-horizontal-align="justify" draw:textarea-vertical-align="top" draw:auto-grow-height="false" fo:min-height="3.3398in" fo:min-width="6.5453in" fo:padding-top="0in" fo:padding-bottom="0in" fo:padding-left="0in" fo:padding-right="0in" style:run-through="foreground" style:wrap="run-through" style:number-wrapped-paragraphs="no-limit" style:vertical-pos="from-top" style:vertical-rel="page" style:horizontal-pos="from-left" style:horizontal-rel="paragraph"/>
    </style:style>
    <style:style style:name="gr19" style:family="graphic">
      <style:graphic-properties draw:stroke="solid" svg:stroke-width="0in" svg:stroke-color="#000000" draw:marker-start-width="0.139in" draw:marker-end-width="0.139in" draw:fill="solid" draw:fill-color="#ffe5ca" fo:min-height="0.5339in" fo:padding-top="0in" fo:padding-bottom="0in" fo:padding-left="0in" fo:padding-right="0in" style:run-through="foreground" style:wrap="run-through" style:number-wrapped-paragraphs="no-limit" style:vertical-pos="from-top" style:vertical-rel="page" style:horizontal-pos="from-left" style:horizontal-rel="paragraph"/>
    </style:style>
    <style:style style:name="gr20" style:family="graphic">
      <style:graphic-properties draw:stroke="solid" svg:stroke-width="0in" svg:stroke-color="#000000" draw:marker-start-width="0.139in" draw:marker-end-width="0.139in" draw:fill="solid" draw:fill-color="#ffe5ca" fo:min-height="0.8957in" fo:padding-top="0in" fo:padding-bottom="0in" fo:padding-left="0in" fo:padding-right="0in" style:run-through="foreground" style:wrap="run-through" style:number-wrapped-paragraphs="no-limit" style:vertical-pos="from-top" style:vertical-rel="page" style:horizontal-pos="from-left" style:horizontal-rel="paragraph"/>
    </style:style>
    <style:style style:name="gr21" style:family="graphic">
      <style:graphic-properties draw:stroke="solid" svg:stroke-width="0in" svg:stroke-color="#000000" draw:marker-start-width="0.139in" draw:marker-end-width="0.139in" draw:fill="solid" draw:fill-color="#ffe5ca" fo:min-height="1.2543in" fo:padding-top="0in" fo:padding-bottom="0in" fo:padding-left="0in" fo:padding-right="0in" style:run-through="foreground" style:wrap="run-through" style:number-wrapped-paragraphs="no-limit" style:vertical-pos="from-top" style:vertical-rel="page" style:horizontal-pos="from-left" style:horizontal-rel="paragraph"/>
    </style:style>
    <style:style style:name="gr22" style:family="graphic">
      <style:graphic-properties draw:stroke="solid" svg:stroke-width="0.0201in" svg:stroke-color="#000000"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ge" style:horizontal-pos="from-left" style:horizontal-rel="paragraph"/>
    </style:style>
    <style:style style:name="gr23" style:family="graphic">
      <style:graphic-properties draw:stroke="solid" svg:stroke-width="0in" svg:stroke-color="#000000" draw:marker-start-width="0.139in" draw:marker-end-width="0.139in" draw:fill="solid" draw:fill-color="#fedcc6" draw:textarea-vertical-align="middle" fo:min-height="0.4472in" fo:padding-top="0in" fo:padding-bottom="0in" fo:padding-left="0in" fo:padding-right="0in" style:run-through="foreground" style:wrap="run-through" style:number-wrapped-paragraphs="no-limit" style:vertical-pos="from-top" style:vertical-rel="page" style:horizontal-pos="from-left" style:horizontal-rel="paragraph"/>
    </style:style>
    <style:style style:name="gr24" style:family="graphic">
      <style:graphic-properties draw:stroke="solid" svg:stroke-width="0in" svg:stroke-color="#000000" draw:marker-start-width="0.139in" draw:marker-end-width="0.139in" draw:fill="solid" draw:fill-color="#fedcc6" draw:textarea-vertical-align="middle" fo:min-height="0.4472in" fo:padding-top="0in" fo:padding-bottom="0in" fo:padding-left="0in" fo:padding-right="0in" style:run-through="foreground" style:wrap="run-through" style:number-wrapped-paragraphs="no-limit" style:vertical-pos="from-top" style:vertical-rel="page" style:horizontal-pos="from-left" style:horizontal-rel="paragraph"/>
    </style:style>
    <style:style style:name="gr25" style:family="graphic">
      <style:graphic-properties draw:stroke="solid" svg:stroke-width="0in" svg:stroke-color="#000000" draw:marker-start-width="0.139in" draw:marker-end-width="0.139in" draw:fill="solid" draw:fill-color="#fedcc6" draw:textarea-vertical-align="middle" fo:min-height="0.4472in" fo:padding-top="0in" fo:padding-bottom="0in" fo:padding-left="0in" fo:padding-right="0in" style:run-through="foreground" style:wrap="run-through" style:number-wrapped-paragraphs="no-limit" style:vertical-pos="from-top" style:vertical-rel="page" style:horizontal-pos="from-left" style:horizontal-rel="paragraph"/>
    </style:style>
    <style:style style:name="gr26" style:family="graphic">
      <style:graphic-properties draw:stroke="solid" svg:stroke-width="0in" svg:stroke-color="#000000" draw:marker-start-width="0.139in" draw:marker-end-width="0.139in" draw:fill="solid" draw:fill-color="#fedcc6" draw:textarea-vertical-align="middle" fo:min-height="0.4472in" fo:padding-top="0in" fo:padding-bottom="0in" fo:padding-left="0in" fo:padding-right="0in" style:run-through="foreground" style:wrap="run-through" style:number-wrapped-paragraphs="no-limit" style:vertical-pos="from-top" style:vertical-rel="page" style:horizontal-pos="from-left" style:horizontal-rel="paragraph"/>
    </style:style>
    <style:style style:name="gr27" style:family="graphic">
      <style:graphic-properties draw:stroke="solid" svg:stroke-width="0in" svg:stroke-color="#000000" draw:marker-start-width="0.139in" draw:marker-end-width="0.139in" draw:fill="solid" draw:fill-color="#fedcc6" draw:textarea-vertical-align="middle" fo:min-height="0.4472in" fo:padding-top="0in" fo:padding-bottom="0in" fo:padding-left="0in" fo:padding-right="0in" style:run-through="foreground" style:wrap="run-through" style:number-wrapped-paragraphs="no-limit" style:vertical-pos="from-top" style:vertical-rel="page" style:horizontal-pos="from-left" style:horizontal-rel="paragraph"/>
    </style:style>
    <style:style style:name="gr28" style:family="graphic">
      <style:graphic-properties draw:stroke="solid" svg:stroke-width="0in" svg:stroke-color="#000000" draw:marker-start-width="0.139in" draw:marker-end-width="0.139in" draw:fill="solid" draw:fill-color="#fedcc6" draw:textarea-vertical-align="middle" fo:min-height="0.4472in" fo:padding-top="0in" fo:padding-bottom="0in" fo:padding-left="0in" fo:padding-right="0in" style:run-through="foreground" style:wrap="run-through" style:number-wrapped-paragraphs="no-limit" style:vertical-pos="from-top" style:vertical-rel="page" style:horizontal-pos="from-left" style:horizontal-rel="paragraph"/>
    </style:style>
    <style:style style:name="gr29" style:family="graphic">
      <style:graphic-properties draw:stroke="solid" svg:stroke-width="0in" svg:stroke-color="#000000" draw:marker-start-width="0.139in" draw:marker-end-width="0.139in" draw:fill="solid" draw:fill-color="#fedcc6" draw:textarea-vertical-align="middle" fo:min-height="0.4472in" fo:padding-top="0in" fo:padding-bottom="0in" fo:padding-left="0in" fo:padding-right="0in" style:run-through="foreground" style:wrap="run-through" style:number-wrapped-paragraphs="no-limit" style:vertical-pos="from-top" style:vertical-rel="page" style:horizontal-pos="from-left" style:horizontal-rel="paragraph"/>
    </style:style>
    <style:style style:name="gr30" style:family="graphic">
      <style:graphic-properties draw:stroke="solid" svg:stroke-width="0in" svg:stroke-color="#000000" draw:marker-start-width="0.139in" draw:marker-end-width="0.139in" draw:fill="solid" draw:fill-color="#fedcc6" draw:textarea-vertical-align="middle" fo:min-height="0.4472in" fo:padding-top="0in" fo:padding-bottom="0in" fo:padding-left="0in" fo:padding-right="0in" style:run-through="foreground" style:wrap="run-through" style:number-wrapped-paragraphs="no-limit" style:vertical-pos="from-top" style:vertical-rel="page" style:horizontal-pos="from-left" style:horizontal-rel="paragraph"/>
    </style:style>
    <style:style style:name="gr31" style:family="graphic">
      <style:graphic-properties svg:stroke-width="0.0402in" svg:stroke-color="#000000" draw:marker-start-width="0.1984in"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0" draw:name="Shape1" draw:style-name="gr1" draw:text-style-name="P13" svg:width="3.9579in" svg:height="0.3594in" svg:x="2.3217in" svg:y="6.3437in">
        <text:p text:style-name="P12"><text:span text:style-name="T8">data_dir='Project Folder/Skin-cancer-mnist-ham10000'</text:span></text:p>
        <draw:enhanced-geometry svg:viewBox="0 0 21600 21600" draw:type="rectangle" draw:enhanced-path="M 0 0 L 21600 0 21600 21600 0 21600 0 0 Z N"/>
      </draw:custom-shape>
      <draw:custom-shape text:anchor-type="page" text:anchor-page-number="2" draw:z-index="13" draw:name="Shape1" draw:style-name="gr14" draw:text-style-name="P25" svg:width="1.9988in" svg:height="2.1358in" svg:x="3.9016in" svg:y="2.1154in">
        <text:p text:style-name="P14"><text:span text:style-name="T9">class sc_mnist_model</text:span></text:p>
        <text:p text:style-name="P14"><text:span text:style-name="T14">sc_mnist_model.py</text:span></text:p>
        <text:p text:style-name="P14"><text:span text:style-name="T15">create_model()</text:span></text:p>
        <text:p text:style-name="P14"><text:span text:style-name="T15">train_model()</text:span></text:p>
        <text:p text:style-name="P14"><text:span text:style-name="T15">train_model_single_label()</text:span></text:p>
        <text:p text:style-name="P14"><text:span text:style-name="T15">fprop()</text:span></text:p>
        <text:p text:style-name="P14"><text:span text:style-name="T15">get_loss()</text:span></text:p>
        <text:p text:style-name="P14"><text:span text:style-name="T15">get_loss_single_label()</text:span></text:p>
        <text:p text:style-name="P14"><text:span text:style-name="T15">optimize_batch()</text:span></text:p>
        <text:p text:style-name="P14"><text:span text:style-name="T15">create_batch()</text:span></text:p>
        <text:p text:style-name="P14"><text:span text:style-name="T15">create_batch_for_label()</text:span></text:p>
        <text:p text:style-name="P14"><text:span text:style-name="T15">_tensorify()</text:span></text:p>
        <text:p text:style-name="P14"><text:span text:style-name="T15">balance_classes()</text:span></text:p>
        <text:p text:style-name="P14"><text:span text:style-name="T16"/></text:p>
        <draw:enhanced-geometry svg:viewBox="0 0 21600 21600" draw:type="rectangle" draw:enhanced-path="M 0 0 L 21600 0 21600 21600 0 21600 0 0 Z N"/>
      </draw:custom-shape>
      <draw:custom-shape text:anchor-type="page" text:anchor-page-number="2" draw:z-index="14" draw:name="Shape1" draw:style-name="gr15" draw:text-style-name="P25" svg:width="2.3441in" svg:height="0.8732in" svg:x="1.0437in" svg:y="2.4862in">
        <text:p text:style-name="P14"><text:span text:style-name="T9">class sc_mnist_data_handler</text:span></text:p>
        <text:p text:style-name="P26"><text:span text:style-name="T14">sc_mnist_data.py</text:span></text:p>
        <text:p text:style-name="P14"><text:span text:style-name="T15">process_data_path()</text:span></text:p>
        <text:p text:style-name="P14"><text:span text:style-name="T15">get_imgs_by_unique_lesion_id()</text:span></text:p>
        <text:p text:style-name="P14"><text:span text:style-name="T15">to_lookup_values()</text:span></text:p>
        <draw:enhanced-geometry svg:viewBox="0 0 21600 21600" draw:type="rectangle" draw:enhanced-path="M 0 0 L 21600 0 21600 21600 0 21600 0 0 Z N"/>
      </draw:custom-shape>
      <draw:custom-shape text:anchor-type="page" text:anchor-page-number="2" draw:z-index="15" draw:name="Shape1" draw:style-name="gr16" draw:text-style-name="P25" svg:width="1.1398in" svg:height="0.4752in" svg:x="2.7555in" svg:y="1.3154in">
        <text:p text:style-name="P14"><text:span text:style-name="T9">main</text:span></text:p>
        <text:p text:style-name="P26"><text:span text:style-name="T14">main.py</text:span></text:p>
        <draw:enhanced-geometry svg:viewBox="0 0 21600 21600" draw:type="rectangle" draw:enhanced-path="M 0 0 L 21600 0 21600 21600 0 21600 0 0 Z N"/>
      </draw:custom-shape>
      <draw:line text:anchor-type="page" text:anchor-page-number="2" draw:z-index="16" draw:name="Shape5" draw:style-name="gr17" draw:text-style-name="P12" svg:x1="4.5654in" svg:y1="2.1154in" svg:x2="3.8492in" svg:y2="1.5882in">
        <text:p/>
      </draw:line>
      <draw:line text:anchor-type="page" text:anchor-page-number="2" draw:z-index="17" draw:name="Shape5" draw:style-name="gr17" draw:text-style-name="P12" svg:x1="3.3874in" svg:y1="2.8374in" svg:x2="3.9594in" svg:y2="2.7472in">
        <text:p/>
      </draw:line>
      <draw:line text:anchor-type="page" text:anchor-page-number="2" draw:z-index="18" draw:name="Shape5" draw:style-name="gr17" draw:text-style-name="P12" svg:x1="3.3874in" svg:y1="2.8374in" svg:x2="3.9594in" svg:y2="2.7472in">
        <text:p/>
      </draw:line>
      <draw:line text:anchor-type="page" text:anchor-page-number="2" draw:z-index="19" draw:name="Shape5" draw:style-name="gr17" draw:text-style-name="P12" svg:x1="2.1634in" svg:y1="2.4862in" svg:x2="2.7559in" svg:y2="1.5752in">
        <text:p/>
      </draw:line>
      <draw:custom-shape text:anchor-type="page" text:anchor-page-number="2" draw:z-index="20" draw:name="Shape1" draw:style-name="gr18" draw:text-style-name="P27" svg:width="6.5453in" svg:height="3.3398in" svg:x="0.8953in" svg:y="6.9752in">
        <text:p text:style-name="P16"><text:span text:style-name="T10">sc_mnist_data = sc_mnist_data_handler(data_path=data_dir)</text:span></text:p>
        <text:p text:style-name="P16"><text:span text:style-name="T12">(sc_mnist_data.py, constructor, processing starts here)</text:span></text:p>
        <text:p text:style-name="P16"><text:span text:style-name="T10"/></text:p>
        <draw:enhanced-geometry svg:viewBox="0 0 21600 21600" draw:type="rectangle" draw:enhanced-path="M 0 0 L 21600 0 21600 21600 0 21600 0 0 Z N"/>
      </draw:custom-shape>
      <draw:frame text:anchor-type="page" text:anchor-page-number="2" draw:z-index="21" draw:name="Shape3" draw:style-name="gr19" draw:text-style-name="P28" svg:width="6.2831in" svg:height="0.5343in" svg:x="0.9992in" svg:y="7.339in">
        <draw:text-box>
          <text:p text:style-name="P23"><text:span text:style-name="T17">1) Reads </text:span><text:span text:style-name="T17">HAM10000_metad</text:span><text:span text:style-name="T17">ata.csv</text:span></text:p>
          <text:p text:style-name="P23"><text:span text:style-name="T18">Line 28: self.metadata = </text:span><text:span text:style-name="T18">read_csv_as_dict('Project Folder/Skin-</text:span><text:span text:style-name="T18">cancer-mnist-ham10000/HAM10000_m</text:span><text:span text:style-name="T18">etadata.csv')</text:span></text:p>
          <text:p><text:span text:style-name="T19">This step reads the </text:span><text:span text:style-name="T19">metadata.csv file as a </text:span><text:span text:style-name="T19">dictionary and stores </text:span><text:span text:style-name="T19">the information </text:span><text:span text:style-name="T19">internally inside the </text:span><text:span text:style-name="T19">class object.</text:span></text:p>
        </draw:text-box>
      </draw:frame>
      <draw:frame text:anchor-type="page" text:anchor-page-number="2" draw:z-index="22" draw:name="Shape3" draw:style-name="gr20" draw:text-style-name="P28" svg:width="6.2831in" svg:height="0.8961in" svg:x="1.0055in" svg:y="7.9547in">
        <draw:text-box>
          <text:p text:style-name="P23"><text:span text:style-name="T17">2) Renames images </text:span><text:span text:style-name="T17">names in metadata </text:span><text:span text:style-name="T17">to its full path</text:span></text:p>
          <text:p text:style-name="P23"><text:span text:style-name="T18">Lines 30 to lines 45 of sc_mnist_data.py</text:span></text:p>
          <text:p text:style-name="P29"><text:span text:style-name="T19">This renames the </text:span><text:span text:style-name="T19">original image names in </text:span><text:span text:style-name="T19">the metadata to its full </text:span><text:span text:style-name="T19">path so that it is easier </text:span><text:span text:style-name="T19">to use during the </text:span><text:span text:style-name="T19">machine learning </text:span><text:span text:style-name="T19">training step.</text:span></text:p>
          <text:p text:style-name="P29"><text:span text:style-name="T19"><text:s/></text:span><text:span text:style-name="T20">eg ‘ISIC_0024306.jpg’ to </text:span><text:span text:style-name="T20">‘Project Folder/Skin-cancer-</text:span><text:span text:style-name="T20">mnist-ham10000/HAM100</text:span><text:span text:style-name="T20">00_images_part_1/ISIC_00</text:span><text:span text:style-name="T20">24306.jpg’</text:span></text:p>
        </draw:text-box>
      </draw:frame>
      <draw:frame text:anchor-type="page" text:anchor-page-number="2" draw:z-index="23" draw:name="Shape3" draw:style-name="gr21" draw:text-style-name="P28" svg:width="6.2831in" svg:height="1.2543in" svg:x="0.9965in" svg:y="8.9417in">
        <draw:text-box>
          <text:p text:style-name="P23"><text:span text:style-name="T17">3) Creates lookup </text:span><text:span text:style-name="T17">tables for fields:dx, </text:span><text:span text:style-name="T17">dx_type, </text:span><text:span text:style-name="T17">localization,sex</text:span></text:p>
          <text:p text:style-name="P23"><text:span text:style-name="T18">Lines 47 to lines 49 of sc_mnist_data.py</text:span></text:p>
          <text:p text:style-name="P29"><text:span text:style-name="T19">This step creates a </text:span><text:span text:style-name="T19">lookup table for each of </text:span><text:span text:style-name="T19">the fields ‘dx’,’dx_type’ </text:span><text:span text:style-name="T19">and ‘localization’. The </text:span><text:span text:style-name="T19">point is to have </text:span><text:span text:style-name="T19">numerical </text:span><text:span text:style-name="T19">representation for each </text:span><text:span text:style-name="T19">value in these fields so </text:span><text:span text:style-name="T19">that the machine </text:span><text:span text:style-name="T19">learning model can </text:span><text:span text:style-name="T19">process these fields </text:span><text:span text:style-name="T19">easier. Think of this as </text:span><text:span text:style-name="T19">some sort of </text:span><text:span text:style-name="T19">embedding. These </text:span><text:span text:style-name="T19">lookup tables are stored </text:span><text:span text:style-name="T19">internally inside the </text:span><text:span text:style-name="T19">class object</text:span></text:p>
          <text:p text:style-name="P29"><text:span text:style-name="T13">eg. self.lookup_dx = {'df':0, </text:span><text:span text:style-name="T13">'bcc':1,'nv':2,'vasc':3,'bkl':4,</text:span><text:span text:style-name="T13">'akiec':5,'mel':6}, then</text:span></text:p>
          <text:p text:style-name="P29"><text:span text:style-name="T13">dx=[‘nv’, ‘nv’, ‘mel’, ‘df’] </text:span><text:span text:style-name="T13">will be mapped to </text:span><text:span text:style-name="T13">dx=[2,2,6,0]</text:span></text:p>
        </draw:text-box>
      </draw:frame>
      <draw:line text:anchor-type="page" text:anchor-page-number="2" draw:z-index="24" draw:name="Shape4" draw:style-name="gr22" draw:text-style-name="P12" svg:x1="2.9311in" svg:y1="6.6091in" svg:x2="5.6394in" svg:y2="7.0118in">
        <text:p/>
      </draw:line>
      <draw:frame text:anchor-type="page" text:anchor-page-number="3" draw:z-index="25" draw:name="Shape3" draw:style-name="gr23" draw:text-style-name="P31" svg:width="1.3634in" svg:height="0.4476in" svg:x="0.8862in" svg:y="2.5098in">
        <draw:text-box>
          <text:p text:style-name="P30"><text:span text:style-name="T21">Lesion id: A</text:span></text:p>
        </draw:text-box>
      </draw:frame>
      <draw:frame text:anchor-type="page" text:anchor-page-number="3" draw:z-index="26" draw:name="Shape3" draw:style-name="gr24" draw:text-style-name="P31" svg:width="1.3634in" svg:height="0.4476in" svg:x="2.761in" svg:y="1.9791in">
        <draw:text-box>
          <text:p text:style-name="P30"><text:span text:style-name="T21">image id: A</text:span></text:p>
        </draw:text-box>
      </draw:frame>
      <draw:frame text:anchor-type="page" text:anchor-page-number="3" draw:z-index="27" draw:name="Shape3" draw:style-name="gr25" draw:text-style-name="P31" svg:width="1.3634in" svg:height="0.4476in" svg:x="2.7709in" svg:y="2.55in">
        <draw:text-box>
          <text:p text:style-name="P30"><text:span text:style-name="T21">image id: B</text:span></text:p>
        </draw:text-box>
      </draw:frame>
      <draw:frame text:anchor-type="page" text:anchor-page-number="3" draw:z-index="28" draw:name="Shape3" draw:style-name="gr26" draw:text-style-name="P31" svg:width="1.3634in" svg:height="0.4476in" svg:x="2.761in" svg:y="3.1272in">
        <draw:text-box>
          <text:p text:style-name="P30"><text:span text:style-name="T21">image id: C</text:span></text:p>
        </draw:text-box>
      </draw:frame>
      <draw:line text:anchor-type="page" text:anchor-page-number="3" draw:z-index="29" draw:name="Shape4" draw:style-name="gr22" draw:text-style-name="P12" svg:x1="2.2492in" svg:y1="2.7173in" svg:x2="2.7709in" svg:y2="2.7173in">
        <text:p/>
      </draw:line>
      <draw:line text:anchor-type="page" text:anchor-page-number="3" draw:z-index="30" draw:name="Shape4" draw:style-name="gr22" draw:text-style-name="P12" svg:x1="2.2492in" svg:y1="2.7173in" svg:x2="2.7709in" svg:y2="2.7173in">
        <text:p/>
      </draw:line>
      <draw:line text:anchor-type="page" text:anchor-page-number="3" draw:z-index="31" draw:name="Shape4" draw:style-name="gr22" draw:text-style-name="P12" svg:x1="2.2492in" svg:y1="2.7173in" svg:x2="2.761in" svg:y2="3.3654in">
        <text:p/>
      </draw:line>
      <draw:line text:anchor-type="page" text:anchor-page-number="3" draw:z-index="32" draw:name="Shape4" draw:style-name="gr22" draw:text-style-name="P12" svg:x1="2.2492in" svg:y1="2.7173in" svg:x2="2.761in" svg:y2="2.1917in">
        <text:p/>
      </draw:line>
      <draw:frame text:anchor-type="page" text:anchor-page-number="3" draw:z-index="33" draw:name="Shape3" draw:style-name="gr27" draw:text-style-name="P31" svg:width="1.3634in" svg:height="0.4476in" svg:x="1.0854in" svg:y="6.3161in">
        <draw:text-box>
          <text:p text:style-name="P30"><text:span text:style-name="T21">Lesion id: A</text:span></text:p>
        </draw:text-box>
      </draw:frame>
      <draw:frame text:anchor-type="page" text:anchor-page-number="3" draw:z-index="34" draw:name="Shape3" draw:style-name="gr28" draw:text-style-name="P31" svg:width="1.3634in" svg:height="0.4476in" svg:x="2.9602in" svg:y="5.7854in">
        <draw:text-box>
          <text:p text:style-name="P30"><text:span text:style-name="T21">image id: A</text:span></text:p>
        </draw:text-box>
      </draw:frame>
      <draw:frame text:anchor-type="page" text:anchor-page-number="3" draw:z-index="35" draw:name="Shape3" draw:style-name="gr29" draw:text-style-name="P31" svg:width="1.3634in" svg:height="0.4476in" svg:x="2.9701in" svg:y="6.3563in">
        <draw:text-box>
          <text:p text:style-name="P30"><text:span text:style-name="T21">image id: B</text:span></text:p>
        </draw:text-box>
      </draw:frame>
      <draw:frame text:anchor-type="page" text:anchor-page-number="3" draw:z-index="36" draw:name="Shape3" draw:style-name="gr30" draw:text-style-name="P31" svg:width="1.3634in" svg:height="0.4476in" svg:x="2.9602in" svg:y="6.9335in">
        <draw:text-box>
          <text:p text:style-name="P30"><text:span text:style-name="T21">image id: C</text:span></text:p>
        </draw:text-box>
      </draw:frame>
      <draw:line text:anchor-type="page" text:anchor-page-number="3" draw:z-index="37" draw:name="Shape4" draw:style-name="gr22" draw:text-style-name="P12" svg:x1="2.4484in" svg:y1="6.5236in" svg:x2="2.9701in" svg:y2="6.5236in">
        <text:p/>
      </draw:line>
      <draw:line text:anchor-type="page" text:anchor-page-number="3" draw:z-index="38" draw:name="Shape4" draw:style-name="gr22" draw:text-style-name="P12" svg:x1="2.4484in" svg:y1="6.5236in" svg:x2="2.9701in" svg:y2="6.5236in">
        <text:p/>
      </draw:line>
      <draw:line text:anchor-type="page" text:anchor-page-number="3" draw:z-index="39" draw:name="Shape4" draw:style-name="gr22" draw:text-style-name="P12" svg:x1="2.4484in" svg:y1="6.5236in" svg:x2="2.9602in" svg:y2="7.1717in">
        <text:p/>
      </draw:line>
      <draw:line text:anchor-type="page" text:anchor-page-number="3" draw:z-index="40" draw:name="Shape4" draw:style-name="gr22" draw:text-style-name="P12" svg:x1="2.4484in" svg:y1="6.5236in" svg:x2="2.9602in" svg:y2="5.998in">
        <text:p/>
      </draw:line>
      <text:p text:style-name="Title">Skin Cancer MNIST: HAM10000 <text:span text:style-name="T4">Model</text:span></text:p>
      <text:p text:style-name="P2">1. <text:span text:style-name="T1">Architecture</text:span></text:p>
      <text:p text:style-name="P2"><text:span text:style-name="T1">2. </text:span>Data Processing</text:p>
      <text:p text:style-name="P1"><text:span text:style-name="T1">3</text:span>. Model design <text:span text:style-name="T6">&amp; Optimization</text:span></text:p>
      <text:p text:style-name="P1"><text:span text:style-name="T6">4</text:span>. Results</text:p>
      <text:p text:style-name="P1"/>
      <text:h text:style-name="Heading_20_1" text:outline-level="1">1. Architecture</text:h>
      <text:h text:style-name="P6" text:outline-level="2">1.1. Requirements</text:h>
      <text:p text:style-name="P11">Python 3.6, tor<text:span text:style-name="T7">ch</text:span></text:p>
      <text:h text:style-name="Heading_20_2" text:outline-level="2">1.<text:span text:style-name="T4">2</text:span>. Project Folder Structure</text:h>
      <text:p text:style-name="P11">To ensure that the software runs smoothly, it is advised to setup the project folder structure as follows:</text:p>
      <text:p text:style-name="Text_20_body"><draw:custom-shape text:anchor-type="paragraph" draw:z-index="1" draw:name="Shape1" draw:style-name="gr2" draw:text-style-name="P15" svg:width="6.6406in" svg:height="2.0894in" svg:x="0.2953in" svg:y="-0.1091in"><text:p text:style-name="P14"><text:span text:style-name="T9">Project folder</text:span></text:p><draw:enhanced-geometry svg:viewBox="0 0 21600 21600" draw:type="rectangle" draw:enhanced-path="M 0 0 L 21600 0 21600 21600 0 21600 0 0 Z N"/></draw:custom-shape><draw:custom-shape text:anchor-type="paragraph" draw:z-index="2" draw:name="Shape1" draw:style-name="gr3" draw:text-style-name="P17" svg:width="3.7394in" svg:height="1.648in" svg:x="0.4453in" svg:y="0.1543in"><text:p text:style-name="P16"><text:span text:style-name="T10">code</text:span></text:p><text:p text:style-name="P16"><text:span text:style-name="T11">(folder)</text:span></text:p><draw:enhanced-geometry svg:viewBox="0 0 21600 21600" draw:type="rectangle" draw:enhanced-path="M 0 0 L 21600 0 21600 21600 0 21600 0 0 Z N"/></draw:custom-shape><draw:custom-shape text:anchor-type="paragraph" draw:z-index="3" draw:name="Shape1" draw:style-name="gr4" draw:text-style-name="P17" svg:width="2.5224in" svg:height="1.5161in" svg:x="4.2701in" svg:y="0.1516in"><text:p text:style-name="P16"><text:span text:style-name="T10">Skin-cancer-mnist-ham10000</text:span></text:p><text:p text:style-name="P16"><text:span text:style-name="T11">(unzipped data folder)</text:span></text:p><draw:enhanced-geometry svg:viewBox="0 0 21600 21600" draw:type="rectangle" draw:enhanced-path="M 0 0 L 21600 0 21600 21600 0 21600 0 0 Z N"/></draw:custom-shape></text:p>
      <text:h text:style-name="P7" text:outline-level="2"><draw:custom-shape text:anchor-type="paragraph" draw:z-index="4" draw:name="Shape1" draw:style-name="gr5" draw:text-style-name="P18" svg:width="1.0606in" svg:height="0.3189in" svg:x="0.589in" svg:y="0.1654in"><text:p text:style-name="P16"><text:span text:style-name="T10">main.py</text:span></text:p><text:p text:style-name="P16"><text:span text:style-name="T12">(code’s entry point)</text:span></text:p><draw:enhanced-geometry svg:viewBox="0 0 21600 21600" draw:type="rectangle" draw:enhanced-path="M 0 0 L 21600 0 21600 21600 0 21600 0 0 Z N"/></draw:custom-shape><draw:custom-shape text:anchor-type="paragraph" draw:z-index="5" draw:name="Shape1" draw:style-name="gr6" draw:text-style-name="P19" svg:width="1.2941in" svg:height="0.3476in" svg:x="0.5756in" svg:y="0.5299in"><text:p text:style-name="P16"><text:span text:style-name="T10">sc_mnist_data.py</text:span></text:p><text:p text:style-name="P16"><text:span text:style-name="T12">(data handler)</text:span></text:p><draw:enhanced-geometry svg:viewBox="0 0 21600 21600" draw:type="rectangle" draw:enhanced-path="M 0 0 L 21600 0 21600 21600 0 21600 0 0 Z N"/></draw:custom-shape><draw:custom-shape text:anchor-type="paragraph" draw:z-index="6" draw:name="Shape1" draw:style-name="gr7" draw:text-style-name="P21" svg:width="1.5248in" svg:height="0.3315in" svg:x="0.5638in" svg:y="0.9071in"><text:p text:style-name="P20"><text:span text:style-name="T8">sc_mnist_model.py</text:span></text:p><text:p text:style-name="P20"><text:span text:style-name="T13">(model handler)</text:span></text:p><draw:enhanced-geometry svg:viewBox="0 0 21600 21600" draw:type="rectangle" draw:enhanced-path="M 0 0 L 21600 0 21600 21600 0 21600 0 0 Z N"/></draw:custom-shape><draw:custom-shape text:anchor-type="paragraph" draw:z-index="7" draw:name="Shape1" draw:style-name="gr8" draw:text-style-name="P22" svg:width="1.9795in" svg:height="1.2961in" svg:x="2.1417in" svg:y="0.1256in"><text:p text:style-name="P16"><text:span text:style-name="T10">save</text:span></text:p><text:p text:style-name="P16"><text:span text:style-name="T11">(folder)</text:span></text:p><draw:enhanced-geometry svg:viewBox="0 0 21600 21600" draw:type="rectangle" draw:enhanced-path="M 0 0 L 21600 0 21600 21600 0 21600 0 0 Z N"/></draw:custom-shape><draw:frame text:anchor-type="paragraph" draw:z-index="8" draw:name="Shape2" draw:style-name="gr9" draw:text-style-name="P24" svg:width="0.9835in" svg:height="0.4303in" svg:x="2.2339in" svg:y="0.4701in"><draw:text-box><text:p text:style-name="P23"><text:span text:style-name="T8">sc_mnist_data</text:span></text:p><text:p text:style-name="P12"><text:span text:style-name="T13">(python binary for sc_mnist_data.py)</text:span></text:p></draw:text-box></draw:frame><draw:frame text:anchor-type="paragraph" draw:z-index="9" draw:name="Shape2" draw:style-name="gr10" draw:text-style-name="P24" svg:width="1.8579in" svg:height="0.3906in" svg:x="2.2165in" svg:y="0.9673in"><draw:text-box><text:p text:style-name="P23"><text:span text:style-name="T8">sc_mnist_model_label_*</text:span></text:p><text:p text:style-name="P12"><text:span text:style-name="T13">(python binary for sc_mnist_model.py)</text:span></text:p></draw:text-box></draw:frame><draw:custom-shape text:anchor-type="paragraph" draw:z-index="10" draw:name="Shape1" draw:style-name="gr11" draw:text-style-name="P22" svg:width="2.0488in" svg:height="0.3303in" svg:x="4.3654in" svg:y="0.1799in"><text:p text:style-name="P16"><text:span text:style-name="T10">HAM10000_images_part_1</text:span></text:p><text:p text:style-name="P16"><text:span text:style-name="T11">(folder)</text:span></text:p><draw:enhanced-geometry svg:viewBox="0 0 21600 21600" draw:type="rectangle" draw:enhanced-path="M 0 0 L 21600 0 21600 21600 0 21600 0 0 Z N"/></draw:custom-shape><draw:custom-shape text:anchor-type="paragraph" draw:z-index="11" draw:name="Shape1" draw:style-name="gr12" draw:text-style-name="P22" svg:width="2.0488in" svg:height="0.3303in" svg:x="4.3654in" svg:y="0.5618in"><text:p text:style-name="P16"><text:span text:style-name="T10">HAM10000_images_part_2</text:span></text:p><text:p text:style-name="P16"><text:span text:style-name="T11">(folder)</text:span></text:p><draw:enhanced-geometry svg:viewBox="0 0 21600 21600" draw:type="rectangle" draw:enhanced-path="M 0 0 L 21600 0 21600 21600 0 21600 0 0 Z N"/></draw:custom-shape><draw:frame text:anchor-type="paragraph" draw:z-index="12" draw:name="Shape2" draw:style-name="gr13" draw:text-style-name="P24" svg:width="2.0661in" svg:height="0.2323in" svg:x="4.3591in" svg:y="0.9417in"><draw:text-box><text:p text:style-name="P23"><text:span text:style-name="T8">HAM10000_metadata.csv</text:span></text:p></draw:text-box></draw:frame></text:h>
      <text:h text:style-name="P8" text:outline-level="2">1.<text:span text:style-name="T4">3</text:span>. Software architecture</text:h>
      <text:p text:style-name="P11"/>
      <text:p text:style-name="P11"/>
      <text:p text:style-name="P11"/>
      <text:p text:style-name="P11"/>
      <text:p text:style-name="P11"/>
      <text:p text:style-name="P11"/>
      <text:p text:style-name="P11"/>
      <text:p text:style-name="P11"/>
      <text:p text:style-name="P11"/>
      <text:p text:style-name="P11"/>
      <text:h text:style-name="Heading_20_1" text:outline-level="1"><text:span text:style-name="T1">2</text:span>. Data processing</text:h>
      <text:h text:style-name="Heading_20_2" text:outline-level="2">2.1. <text:span text:style-name="T5">Basic p</text:span>re-processing</text:h>
      <text:p text:style-name="P10">The <text:span text:style-name="T2">sc_mnist_data_handler</text:span> class, <text:span text:style-name="T1">as its name suggests, handles data from the skin cancer mnist. At this stage, raw data is simply converted to python’s version and stored as python binary for ease of continual processing. It processes the data as follows:</text:span></text:p>
      <text:p text:style-name="P10"/>
      <text:p text:style-name="P1"/>
      <text:h text:style-name="P8" text:outline-level="2">2.2. <text:s/>Context-based pre-processing</text:h>
      <text:p text:style-name="P3">The previous processing merely translates the raw data to some python version. This pre-processing deals with context-based problems. <text:span text:style-name="T6">In fact, there is only 1 of such problem here, that is having mutiple image ids for 1 lesion id.</text:span></text:p>
      <text:p text:style-name="P3"/>
      <text:p text:style-name="P3"/>
      <text:p text:style-name="P3"/>
      <text:p text:style-name="P3"/>
      <text:p text:style-name="P3"/>
      <text:p text:style-name="P3"/>
      <text:p text:style-name="P3"/>
      <text:p text:style-name="P3"/>
      <text:p text:style-name="P3"/>
      <text:p text:style-name="P3"/>
      <text:p text:style-name="P3"/>
      <text:p text:style-name="P4">As shown above, a lesion can be represented by more than 1 image. This is a problem because every lesion does not have the same amount of representation. Some lesions are overrepresented while some are underrepresented. During training, the model will be more sensitive to the former than latter, resulting in biasnesses. </text:p>
      <text:p text:style-name="P4"/>
      <text:p text:style-name="P4"><draw:line text:anchor-type="paragraph" draw:z-index="41" draw:name="Shape6" draw:style-name="gr31" draw:text-style-name="P12" svg:x1="2.0772in" svg:y1="1.8465in" svg:x2="3.7346in" svg:y2="1.4681in"><text:p/></draw:line><draw:line text:anchor-type="paragraph" draw:z-index="42" draw:name="Shape6" draw:style-name="gr31" draw:text-style-name="P12" svg:x1="2.0772in" svg:y1="1.8465in" svg:x2="3.7346in" svg:y2="1.4681in"><text:p/></draw:line><draw:line text:anchor-type="paragraph" draw:z-index="43" draw:name="Shape6" draw:style-name="gr31" draw:text-style-name="P12" svg:x1="2.1154in" svg:y1="2.4331in" svg:x2="3.7728in" svg:y2="2.0547in"><text:p/></draw:line>To curb this problem, the easiest way will be to use the first image associated with the lesion for training while ignoring the rest. This ensures that every unique lesion has at most 1 image representation.</text:p>
      <text:p text:style-name="P4"/>
      <text:p text:style-name="P4"/>
      <text:p text:style-name="P4"/>
      <text:p text:style-name="P4"/>
      <text:p text:style-name="P4"/>
      <text:p text:style-name="P4"/>
      <text:p text:style-name="P4"/>
      <text:p text:style-name="P4"/>
      <text:p text:style-name="P4"/>
      <text:p text:style-name="P4"/>
      <text:p text:style-name="P4"/>
      <text:p text:style-name="P4">All this is done by <text:span text:style-name="T3">sc_mnist_data.get_imgs_by_unique_lesion_id(mode='first') </text:span>function, line 28 of main.py.</text:p>
      <text:p text:style-name="P4">There should be another mode, that is get a random image instead of the first associated image to represent the lesion but at the moment, it is not done.</text:p>
      <text:p text:style-name="P4"/>
      <text:h text:style-name="P9" text:outline-level="1">3. Model design &amp; Optimization</text:h>
      <text:h text:style-name="Heading_20_2" text:outline-level="2">3.1. Modelling feature representation</text:h>
      <text:p text:style-name="P5"/>
      <text:h text:style-name="Heading_20_2" text:outline-level="2">3.2. Hyperparameter optimization</text:h>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22:18:31.974744154</meta:creation-date>
    <dc:date>2019-01-23T00:26:32.168841787</dc:date>
    <meta:editing-duration>PT19M32S</meta:editing-duration>
    <meta:editing-cycles>3</meta:editing-cycles>
    <meta:generator>LibreOffice/6.0.7.3$Linux_X86_64 LibreOffice_project/00m0$Build-3</meta:generator>
    <meta:document-statistic meta:table-count="0" meta:image-count="0" meta:object-count="0" meta:page-count="4" meta:paragraph-count="23" meta:word-count="277" meta:character-count="1765" meta:non-whitespace-character-count="1509"/>
  </office:meta>
</office:document-meta>
</file>